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3201in"/>
    </style:style>
    <style:style style:name="Table1.B" style:family="table-column">
      <style:table-column-properties style:column-width="5.3729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officeooo:rsid="000ca30b" officeooo:paragraph-rsid="000ca30b"/>
    </style:style>
    <style:style style:name="T1" style:family="text">
      <style:text-properties officeooo:rsid="000ca30b"/>
    </style:style>
    <style:style style:name="T2" style:family="text">
      <style:text-properties fo:font-size="16pt" fo:font-weight="bold" officeooo:rsid="000ca30b"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2">Oral presentations about Space</text:span></text:p>
      <text:p text:style-name="P1"><text:tab/><text:tab/><text:tab/><text:tab/><text:span text:style-name="T1">Useful Vocabulary</text:span></text:p>
      <text:p text:style-name="Standard"/>
      <text:p text:style-name="P2">You are going to make your first presentation in English here at the IUT.</text:p>
      <text:p text:style-name="P2">The main subject is Space, even if you have chosen <text:s/>particular angles in each TP group.</text:p>
      <text:p text:style-name="P2">Here is a document giving you some help for the specific vocabulary you will have to use.</text:p>
      <text:p text:style-name="P2">As usual, this list is a non exhaustive list and I’m sure you can add your own ideas and your own way of expressing yourselves :)</text:p>
      <text:p text:style-name="P2"/>
      <text:p text:style-name="P2"/>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Strong_20_Emphasis">Space Exploration</text:span></text:p>
            </table:table-cell>
            <table:table-cell table:style-name="Table1.B1" office:value-type="string">
              <text:p text:style-name="Table_20_Contents">"cosmology," "astrophysics," "observatory," "deep space," "intergalactic," "extraterrestrial," "stellar evolution," "exploration goals," "scientific discovery," "space-time," "expansion of the universe," "Big Bang Theory," "space research," "deep space exploration," "scientific missions,"</text:p>
            </table:table-cell>
          </table:table-row>
        </table:table-header-rows>
        <table:table-row>
          <table:table-cell table:style-name="Table1.A2" office:value-type="string">
            <text:p text:style-name="Table_20_Contents"><text:span text:style-name="Strong_20_Emphasis">Space Travel</text:span></text:p>
          </table:table-cell>
          <table:table-cell table:style-name="Table1.B2" office:value-type="string">
            <text:p text:style-name="Table_20_Contents">"space tourism," "crew module," "launchpad," "booster," "escape system," "flight trajectory," "parachute landing," "G-force," "orbital velocity," "deep space travel," "astronaut training," "space station docking," "payload," "resupply missions," "life support systems," "spacecraft autonomy," "landing sites," "exploration rovers,"</text:p>
          </table:table-cell>
        </table:table-row>
        <table:table-row>
          <table:table-cell table:style-name="Table1.A2" office:value-type="string">
            <text:p text:style-name="Table_20_Contents"><text:span text:style-name="Strong_20_Emphasis">Space Technologies</text:span></text:p>
          </table:table-cell>
          <table:table-cell table:style-name="Table1.B2" office:value-type="string">
            <text:p text:style-name="Table_20_Contents">"spacecraft shielding," "ion propulsion," "3D printing in space," "in-space manufacturing," "advanced robotics," "AI-powered navigation," "cryogenics," "heat shields," "radiation protection," "low-Earth orbit (LEO)," "geostationary orbit," "synthetic aperture radar," "global positioning system (GPS)," "deep-space network," "mission control,"</text:p>
          </table:table-cell>
        </table:table-row>
        <table:table-row>
          <table:table-cell table:style-name="Table1.A2" office:value-type="string">
            <text:p text:style-name="Table_20_Contents"><text:span text:style-name="Strong_20_Emphasis">Celestial Bodies</text:span></text:p>
          </table:table-cell>
          <table:table-cell table:style-name="Table1.B2" office:value-type="string">
            <text:p text:style-name="Table_20_Contents">"Kuiper Belt," "Oort Cloud," "red giant," "white dwarf," "neutron star," "solar flares," "planetesimal," "interstellar medium," "cosmic dust," "accretion disk," "event horizon," "star system," "binary stars," "supermassive black hole," "dark energy," "galactic core,"</text:p>
          </table:table-cell>
        </table:table-row>
        <table:table-row>
          <table:table-cell table:style-name="Table1.A2" office:value-type="string">
            <text:p text:style-name="Table_20_Contents"><text:span text:style-name="Strong_20_Emphasis">Space Agencies and Missions</text:span></text:p>
          </table:table-cell>
          <table:table-cell table:style-name="Table1.B2" office:value-type="string">
            <text:p text:style-name="Table_20_Contents">"Blue Origin," "Virgin Galactic," "China National Space Administration (CNSA)," "Roscosmos," "Lunar Gateway," "ExoMars," "Perseverance Rover," "Voyager program," "Curiosity Rover," "Mars Sample Return," "BepiColombo," "Gaia mission," "Lunar Reconnaissance Orbiter," "future Mars missions,"</text:p>
          </table:table-cell>
        </table:table-row>
        <table:table-row>
          <table:table-cell table:style-name="Table1.A2" office:value-type="string">
            <text:p text:style-name="Table_20_Contents"><text:span text:style-name="Strong_20_Emphasis">Colonization and Habitats</text:span></text:p>
          </table:table-cell>
          <table:table-cell table:style-name="Table1.B2" office:value-type="string">
            <text:p text:style-name="Table_20_Contents">"closed-loop systems," "Mars habitats," "hydroponic farming," "vertical farming," "in-situ resource utilization (ISRU)," "biosphere simulation," "extraterrestrial habitats," "solar radiation shielding," "Martian soil," "atmosphere generation," "space agriculture," "lunar habitat design," "sustainable architecture," "living off Earth," "robotic construction," "food production in space,"</text:p>
          </table:table-cell>
        </table:table-row>
        <table:table-row>
          <table:table-cell table:style-name="Table1.A2" office:value-type="string">
            <text:p text:style-name="Table_20_Contents"><text:span text:style-name="Strong_20_Emphasis">The Future of Space</text:span></text:p>
          </table:table-cell>
          <table:table-cell table:style-name="Table1.B2" office:value-type="string">
            <text:p text:style-name="Table_20_Contents">"space hotels," "low-Earth orbit economy," "off-world living," "asteroid resource utilization," "in-situ water extraction," "interstellar probes," "extraterrestrial mining," "planetary colonization ethics," "international space laws," "sustainable space policy," "cosmic expansion," "deep space habitats," "human-machine collaboration,"</text:p>
          </table:table-cell>
        </table:table-row>
        <table:table-row>
          <table:table-cell table:style-name="Table1.A2" office:value-type="string">
            <text:p text:style-name="Table_20_Contents"><text:span text:style-name="Strong_20_Emphasis">Physics and Concepts</text:span></text:p>
          </table:table-cell>
          <table:table-cell table:style-name="Table1.B2" office:value-type="string">
            <text:p text:style-name="Table_20_Contents">"antimatter," "gravitational waves," "string theory," "singularity," "space-time curvature," "cosmic background radiation," "electromagnetic spectrum," "nuclear fusion," "Hawking radiation," "photon propulsion," "quantum entanglement," "Schwarzschild radius," "cosmic inflation," "thermal dynamics in space,"</text:p>
            <text:p text:style-name="Table_20_Contents"/>
          </table:table-cell>
        </table:table-row>
        <text:soft-page-break/>
        <table:table-row>
          <table:table-cell table:style-name="Table1.A2" office:value-type="string">
            <text:p text:style-name="Table_20_Contents"><text:span text:style-name="Strong_20_Emphasis">Challenges and Risks</text:span></text:p>
          </table:table-cell>
          <table:table-cell table:style-name="Table1.B2" office:value-type="string">
            <text:p text:style-name="Table_20_Contents">"re-entry heating," "oxygen supply," "medical emergencies in space," "spacecraft maintenance," "crew health monitoring," "radiation shielding," "mental health in isolation," "contingency planning," "emergency evacuations," "technical malfunctions," "fire hazards in space," "biological contamination,"</text:p>
          </table:table-cell>
        </table:table-row>
        <table:table-row>
          <table:table-cell table:style-name="Table1.A2" office:value-type="string">
            <text:p text:style-name="Table_20_Contents"><text:span text:style-name="Strong_20_Emphasis">Environmental Impacts</text:span></text:p>
          </table:table-cell>
          <table:table-cell table:style-name="Table1.B2" office:value-type="string">
            <text:p text:style-name="Table_20_Contents">"space debris mitigation," "de-orbiting technology," "Kessler Syndrome," "planetary contamination," "habitat sustainability," "carbon footprint of launches," "space traffic management," "debris tracking systems," "launch site environmental impact," "rocket fuel alternatives," "ecosystem disruption," "orbital clean-up strategies,"</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10:31:08.651958165</meta:creation-date>
    <dc:date>2024-11-03T10:36:32.778387575</dc:date>
    <meta:editing-duration>PT5M26S</meta:editing-duration>
    <meta:editing-cycles>1</meta:editing-cycles>
    <meta:document-statistic meta:table-count="1" meta:image-count="0" meta:object-count="0" meta:page-count="2" meta:paragraph-count="26" meta:word-count="432" meta:character-count="3811" meta:non-whitespace-character-count="3396"/>
    <meta:generator>LibreOffice/24.2.6.2$Linux_X86_64 LibreOffice_project/8e9a753d9daaea75c34b417ba1bdf556bf2fc5b3</meta:generator>
  </office:meta>
</office:document-meta>
</file>